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a5c" officeooo:paragraph-rsid="00099a5c"/>
    </style:style>
    <style:style style:name="P2" style:family="paragraph" style:parent-style-name="Standard">
      <style:text-properties style:text-underline-style="solid" style:text-underline-width="auto" style:text-underline-color="font-color" officeooo:rsid="000b69ee" officeooo:paragraph-rsid="000b69ee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c69ae" officeooo:paragraph-rsid="000c69ae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14e417" officeooo:paragraph-rsid="0014e417"/>
    </style:style>
    <style:style style:name="P5" style:family="paragraph" style:parent-style-name="Standard">
      <style:paragraph-properties fo:text-align="justify" style:justify-single-word="false"/>
      <style:text-properties officeooo:rsid="0011b774" officeooo:paragraph-rsid="0011b774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0b69ee" officeooo:paragraph-rsid="000b69ee" style:font-size-asian="14pt" style:font-size-complex="14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99a5c" officeooo:paragraph-rsid="00099a5c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99a5c" officeooo:paragraph-rsid="0010897a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99a5c" officeooo:paragraph-rsid="000c69ae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099a5c" officeooo:paragraph-rsid="0011b774"/>
    </style:style>
    <style:style style:name="P12" style:family="paragraph" style:parent-style-name="Standard" style:list-style-name="L1">
      <style:paragraph-properties fo:text-align="justify" style:justify-single-word="false"/>
      <style:text-properties fo:font-style="italic" officeooo:rsid="000c69ae" officeooo:paragraph-rsid="000c69ae" style:font-style-asian="italic" style:font-style-complex="italic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0c69ae" officeooo:paragraph-rsid="000c69ae"/>
    </style:style>
    <style:style style:name="P14" style:family="paragraph" style:parent-style-name="Standard" style:list-style-name="L2">
      <style:paragraph-properties fo:text-align="justify" style:justify-single-word="false"/>
      <style:text-properties officeooo:paragraph-rsid="0010183c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126b1e"/>
    </style:style>
    <style:style style:name="P16" style:family="paragraph" style:parent-style-name="Standard" style:list-style-name="L2">
      <style:paragraph-properties fo:text-align="justify" style:justify-single-word="false"/>
      <style:text-properties officeooo:rsid="0011b774" officeooo:paragraph-rsid="0011b774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157ce0" officeooo:paragraph-rsid="00157ce0"/>
    </style:style>
    <style:style style:name="P18" style:family="paragraph" style:parent-style-name="Standard" style:list-style-name="L1">
      <style:paragraph-properties fo:text-align="justify" style:justify-single-word="false"/>
      <style:text-properties fo:font-weight="normal" officeooo:rsid="00157ce0" officeooo:paragraph-rsid="00157ce0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157ce0" officeooo:paragraph-rsid="00157ce0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17ee06" officeooo:paragraph-rsid="0017ee06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5">
      <style:text-properties officeooo:paragraph-rsid="00126b1e"/>
    </style:style>
    <style:style style:name="T1" style:family="text">
      <style:text-properties officeooo:rsid="000c69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0c69ae" style:font-style-asian="italic" style:font-style-complex="italic"/>
    </style:style>
    <style:style style:name="T4" style:family="text">
      <style:text-properties fo:font-style="italic" officeooo:rsid="000e2ee4" style:font-style-asian="italic" style:font-style-complex="italic"/>
    </style:style>
    <style:style style:name="T5" style:family="text">
      <style:text-properties fo:font-style="italic" officeooo:rsid="00126b1e" style:font-style-asian="italic" style:font-style-complex="italic"/>
    </style:style>
    <style:style style:name="T6" style:family="text">
      <style:text-properties officeooo:rsid="000daca9"/>
    </style:style>
    <style:style style:name="T7" style:family="text">
      <style:text-properties officeooo:rsid="000f01f1"/>
    </style:style>
    <style:style style:name="T8" style:family="text">
      <style:text-properties officeooo:rsid="0010183c"/>
    </style:style>
    <style:style style:name="T9" style:family="text">
      <style:text-properties fo:color="#800080"/>
    </style:style>
    <style:style style:name="T10" style:family="text">
      <style:text-properties fo:color="#000000"/>
    </style:style>
    <style:style style:name="T11" style:family="text">
      <style:text-properties fo:color="#000000" officeooo:rsid="0010183c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italic" officeooo:rsid="0010183c" style:font-style-asian="italic" style:font-style-complex="italic"/>
    </style:style>
    <style:style style:name="T14" style:family="text">
      <style:text-properties fo:color="#000000" officeooo:rsid="00126b1e"/>
    </style:style>
    <style:style style:name="T15" style:family="text">
      <style:text-properties fo:color="#808000"/>
    </style:style>
    <style:style style:name="T16" style:family="text">
      <style:text-properties fo:color="#c0c0c0"/>
    </style:style>
    <style:style style:name="T17" style:family="text">
      <style:text-properties officeooo:rsid="0010897a"/>
    </style:style>
    <style:style style:name="T18" style:family="text">
      <style:text-properties officeooo:rsid="00126b1e"/>
    </style:style>
    <style:style style:name="T19" style:family="text">
      <style:text-properties officeooo:rsid="0014e417"/>
    </style:style>
    <style:style style:name="T20" style:family="text">
      <style:text-properties officeooo:rsid="0016ed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TP Dictionnaire</text:h>
      <text:p text:style-name="P7"/>
      <text:p text:style-name="P3">L<text:span text:style-name="T19">e premier </text:span>objectf d<text:span text:style-name="T19">e ce</text:span> tp est d'utiliser les classes de la librairie STL afin de coder un dictionnaire. L’intérêt d'un dictionnaire est de déterminer le plus rapidement possible si un mot existe ou non.</text:p>
      <text:p text:style-name="P4">Le second <text:span text:style-name="T20">objectif</text:span> est de manipuler à nouveau les tests unitaires.</text:p>
      <text:p text:style-name="P2"/>
      <text:p text:style-name="P6">Travail à faire :</text:p>
      <text:p text:style-name="P2"/>
      <text:h text:style-name="Heading_20_5" text:outline-level="5"><text:span text:style-name="T1">A) </text:span>Copie du projet <text:span text:style-name="T1">existant et vérification du fonctionnement</text:span></text:h>
      <text:list xml:id="list8163732384304338956" text:style-name="L1">
        <text:list-item>
          <text:p text:style-name="P8">Copier le dossier dans votre espace personnel</text:p>
        </text:list-item>
        <text:list-item>
          <text:p text:style-name="P17">Ouvrir le projet. Choisir <text:span text:style-name="T2">Non</text:span> au chargement de la configuration de profil.</text:p>
        </text:list-item>
        <text:list-item>
          <text:p text:style-name="P9">Compiler le projet <text:span text:style-name="T17">TP_dictionnaire_app</text:span></text:p>
        </text:list-item>
        <text:list-item>
          <text:p text:style-name="P17">Cliquer sur <text:span text:style-name="T2">Configure project</text:span></text:p>
        </text:list-item>
        <text:list-item>
          <text:p text:style-name="P18">Cliquer sur Projets</text:p>
        </text:list-item>
        <text:list-item>
          <text:p text:style-name="P19">Choisir le répertoire de compilation : <text:span text:style-name="T2">repertoire_contenant_le_projet\TP_dictionnaire\build</text:span></text:p>
        </text:list-item>
        <text:list-item>
          <text:p text:style-name="P9">Exécuter le projet <text:span text:style-name="T17">TP_dictionnaire_app</text:span></text:p>
          <text:p text:style-name="P12">L'application doit afficher tous les mots du dictionnaire, puis demande un mot à l'utilisateur et enfin affiche si celui-ci figure dans le dictionnaire.</text:p>
          <text:p text:style-name="P10"><text:span text:style-name="T3">Il est normal que le résultat affiché soit faux </text:span><text:span text:style-name="T4">à ce stade.</text:span></text:p>
        </text:list-item>
        <text:list-item>
          <text:p text:style-name="P9">Compiler le projet <text:span text:style-name="T17">TP_dictionnaire_test</text:span></text:p>
        </text:list-item>
        <text:list-item>
          <text:p text:style-name="P8">Exécuter le projet <text:span text:style-name="T17">TP_dictionnaire_test</text:span></text:p>
          <text:p text:style-name="P12">Le test doit afficher tous les mots du dictionnaire puis teste l'existence ou non de six mots (4 mots existent, 2 n'existe pas). Il est normal que le test échoue <text:span text:style-name="T6">à ce stade</text:span>.</text:p>
        </text:list-item>
      </text:list>
      <text:p text:style-name="P1"/>
      <text:h text:style-name="Heading_20_5" text:outline-level="5">B) Stockage des mots</text:h>
      <text:list xml:id="list2550740244028996053" text:style-name="L2">
        <text:list-item>
          <text:p text:style-name="P13">Ajouter à la classe dictionnaire une variable membre nommée <text:span text:style-name="T2">m_mots</text:span> du type que vous souhaitez <text:span text:style-name="T7">(en utilisant la STL)</text:span>. Cette variable doit pouvoir stocker tous les mots du dictionnaire.</text:p>
        </text:list-item>
        <text:list-item>
          <text:p text:style-name="P14"><text:span text:style-name="T8">Coder la méthode </text:span><text:span text:style-name="T9">dictionnaire</text:span><text:span text:style-name="T10">::ajouter_mot(</text:span><text:span text:style-name="T15">const</text:span><text:span text:style-name="T16"> </text:span><text:span text:style-name="T9">std</text:span><text:span text:style-name="T10">::</text:span><text:span text:style-name="T9">string</text:span><text:span text:style-name="T16"> </text:span><text:span text:style-name="T10">&amp;s) </text:span><text:span text:style-name="T11">permettant d'ajouter à la variable membre </text:span><text:span text:style-name="T13">m_mots</text:span><text:span text:style-name="T11"> la chaîne de caractère </text:span><text:span text:style-name="T13">s</text:span><text:span text:style-name="T11"> donnée en paramètre.</text:span></text:p>
        </text:list-item>
        <text:list-item>
          <text:p text:style-name="P14"><text:span text:style-name="T8">Coder la méthode </text:span><text:span text:style-name="T9">dictionnaire</text:span><text:span text:style-name="T10">::mot_existe(</text:span><text:span text:style-name="T15">const</text:span><text:span text:style-name="T16"> </text:span><text:span text:style-name="T9">std</text:span><text:span text:style-name="T10">::</text:span><text:span text:style-name="T9">string</text:span><text:span text:style-name="T16"> </text:span><text:span text:style-name="T10">&amp;s)</text:span><text:span text:style-name="T16"> </text:span><text:span text:style-name="T15">const </text:span><text:span text:style-name="T11">renvoyant </text:span><text:span text:style-name="T13">true</text:span><text:span text:style-name="T11"> si <text:s/>la chaîne de caractère </text:span><text:span text:style-name="T13">s</text:span><text:span text:style-name="T11"> donnée en paramètre est un mot du dictionnaire.</text:span></text:p>
        </text:list-item>
        <text:list-item>
          <text:p text:style-name="P11">Exécuter le projet <text:span text:style-name="T17">TP_dictionnaire_test</text:span></text:p>
        </text:list-item>
        <text:list-item>
          <text:p text:style-name="P16">Si le test n'est pas valide, revoir les points 2 et 3</text:p>
        </text:list-item>
      </text:list>
      <text:p text:style-name="P5"/>
      <text:h text:style-name="P22" text:outline-level="5"><text:span text:style-name="T18">C</text:span>) <text:span text:style-name="T18">Rapidité</text:span></text:h>
      <text:list xml:id="list73431323318701" text:continue-list="list2550740244028996053" text:style-name="L2">
        <text:list-item text:start-value="1">
          <text:p text:style-name="P15"><text:span text:style-name="T18">Modifier la méthode </text:span><text:span text:style-name="T5">main</text:span><text:span text:style-name="T18"> du projet TP_dictionnaire_app afin d'afficher le temps d'exécution de la méthode </text:span><text:span text:style-name="T12">mot_existe</text:span><text:span text:style-name="T10"> </text:span><text:span text:style-name="T14">de la classe dictionnaire.</text:span></text:p>
        </text:list-item>
        <text:list-item>
          <text:p text:style-name="P20"><text:span text:style-name="T14">C</text:span><text:span text:style-name="T10">omparer votre temps d’exécution avec celui des autres étudiants.</text:span></text:p>
        </text:list-item>
        <text:list-item>
          <text:p text:style-name="P20"><text:span text:style-name="T10">Modifier le type de la variables membre m_mots afin de diminuer le temps d’exécutio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0:14:23.773111381</meta:creation-date>
    <dc:date>2018-01-08T07:34:30.610000000</dc:date>
    <meta:editing-duration>PT27M8S</meta:editing-duration>
    <meta:editing-cycles>15</meta:editing-cycles>
    <meta:generator>LibreOffice/5.2.7.2$Windows_x86 LibreOffice_project/2b7f1e640c46ceb28adf43ee075a6e8b8439ed10</meta:generator>
    <meta:document-statistic meta:table-count="0" meta:image-count="0" meta:object-count="0" meta:page-count="1" meta:paragraph-count="27" meta:word-count="333" meta:character-count="2113" meta:non-whitespace-character-count="1822"/>
  </office:meta>
</office:document-meta>
</file>